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5-10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5-08-22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5-04-0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4-10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4-08-31 0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4-04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3-10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3-08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3-04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2-10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2-03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1-03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0-08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20-03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9-10-2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9-08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9-04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8-10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8-04-1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8-03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7-10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7-07-0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6-08-0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6-04-0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5-07-1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2-11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2-03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1-11-1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1-04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10-04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9-10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9-04-17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8-10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8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7-10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7-05-0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6-11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6-04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5-10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5-03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4-11-2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4-03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4-03-0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3-11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3-03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200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9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7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7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5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1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90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9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9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7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5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4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4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3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2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1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0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8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6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5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4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3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2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1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0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7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9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8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5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5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5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4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3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3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2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2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2494</text:p>
          </table:table-cell>
          <table:table-cell office:value-type="string" calcext:value-type="string">
            <text:p>41S/42E-22BA</text:p>
          </table:table-cell>
          <table:table-cell office:value-type="string" calcext:value-type="string">
            <text:p>1962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2" meta:object-count="0"/>
    <meta:user-defined meta:name="AppVersion">3.0</meta:user-defined>
  </office:meta>
</office:document-meta>
</file>